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5C000003A31890EB02DABA46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3.7cm" svg:height="5.96cm" svg:x="6.8cm" svg:y="5.04cm">
          <draw:image xlink:href="Pictures/100000010000085C000003A31890EB02DABA46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8T23:45:04.002000000</meta:creation-date>
    <dc:date>2023-03-28T23:58:37.057000000</dc:date>
    <meta:editing-duration>PT7M17S</meta:editing-duration>
    <meta:editing-cycles>2</meta:editing-cycles>
    <meta:generator>LibreOffice/7.2.7.2$Windows_X86_64 LibreOffice_project/8d71d29d553c0f7dcbfa38fbfda25ee34cce99a2</meta:generator>
    <meta:document-statistic meta:object-count="24"/>
  </office:meta>
</office:document-meta>
</file>